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8f325" officeooo:paragraph-rsid="0018f325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8f325" officeooo:paragraph-rsid="0018f325" style:font-weight-asian="bold" style:font-weight-complex="bold"/>
    </style:style>
    <style:style style:name="P3" style:family="paragraph" style:parent-style-name="Standard">
      <style:text-properties officeooo:rsid="001a493a" officeooo:paragraph-rsid="0018f325"/>
    </style:style>
    <style:style style:name="P4" style:family="paragraph" style:parent-style-name="Standard" style:list-style-name="L1">
      <style:text-properties officeooo:paragraph-rsid="0018f325"/>
    </style:style>
    <style:style style:name="P5" style:family="paragraph" style:parent-style-name="Standard" style:list-style-name="L1">
      <style:text-properties officeooo:rsid="001a493a" officeooo:paragraph-rsid="0018f325"/>
    </style:style>
    <style:style style:name="T1" style:family="text">
      <style:text-properties officeooo:rsid="0018f325"/>
    </style:style>
    <style:style style:name="T2" style:family="text">
      <style:text-properties officeooo:rsid="001c1ffe"/>
    </style:style>
    <style:style style:name="T3" style:family="text">
      <style:text-properties style:text-position="super 58%"/>
    </style:style>
    <style:style style:name="T4" style:family="text">
      <style:text-properties style:text-position="super 58%" officeooo:rsid="0018f325"/>
    </style:style>
    <style:style style:name="T5" style:family="text">
      <style:text-properties officeooo:rsid="0019d6c8"/>
    </style:style>
    <style:style style:name="T6" style:family="text">
      <style:text-properties officeooo:rsid="001b2b8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6">Task 3) </text:span>Sign In - <text:span text:style-name="T5">Client</text:span>-side functionality</text:p>
      <text:p text:style-name="P1"/>
      <text:list xml:id="list1544022282" text:style-name="L1">
        <text:list-item>
          <text:p text:style-name="P4"><text:span text:style-name="T1">Build a method to validate input on form submission</text:span><text:span text:style-name="T4">[1,2]</text:span></text:p>
          <text:list>
            <text:list-item>
              <text:p text:style-name="P5">Validate that the employee ID is numeric and not blank</text:p>
            </text:list-item>
            <text:list-item>
              <text:p text:style-name="P5">Validate that the password is not blank</text:p>
            </text:list-item>
          </text:list>
        </text:list-item>
      </text:list>
      <text:p text:style-name="P3"/>
      <text:p text:style-name="P1"><text:span text:style-name="T3">[1]</text:span> <text:span text:style-name="T2">https://www.w3schools.com/jsref/event_onsubmit.asp</text:span></text:p>
      <text:p text:style-name="P1"><text:span text:style-name="T3">[2]</text:span> <text:span text:style-name="T2">https://www.formget.com/javascript-onsubmit/</text:span></text:p>
      <text:p text:style-name="P1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2-24T12:48:13.540970928</meta:creation-date>
    <dc:date>2019-12-24T14:52:44.798867152</dc:date>
    <meta:editing-duration>PT44M1S</meta:editing-duration>
    <meta:editing-cycles>4</meta:editing-cycles>
    <meta:generator>LibreOffice/6.3.3.2.0$Linux_X86_64 LibreOffice_project/30$Build-2</meta:generator>
    <meta:document-statistic meta:table-count="0" meta:image-count="0" meta:object-count="0" meta:page-count="1" meta:paragraph-count="6" meta:word-count="40" meta:character-count="297" meta:non-whitespace-character-count="266"/>
  </office:meta>
</office:document-meta>
</file>